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" officeooo:rsid="0007b0b1" officeooo:paragraph-rsid="0007b0b1"/>
    </style:style>
    <style:style style:name="T1" style:family="text">
      <style:text-properties officeooo:rsid="000a4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cesses Involved in Heredity </text:p>
      <text:p text:style-name="P1"/>
      <text:p text:style-name="P1">In organism reproduction of any kind, offspring shares the genes of their parents. In the case of asexual reproduction <text:span text:style-name="T1">speling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3:04:08.790470808</meta:creation-date>
    <dc:date>2022-08-12T13:28:34.371697732</dc:date>
    <meta:editing-duration>PT7M27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2" meta:word-count="25" meta:character-count="163" meta:non-whitespace-character-count="137"/>
  </office:meta>
</office:document-meta>
</file>